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94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95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96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97" style:family="paragraph" style:parent-style-name="Standard">
      <style:text-properties officeooo:rsid="011597d6" officeooo:paragraph-rsid="011239bb"/>
    </style:style>
    <style:style style:name="P9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9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T81" style:family="text">
      <style:text-properties officeooo:rsid="0131f85a"/>
    </style:style>
    <style:style style:name="T82" style:family="text">
      <style:text-properties officeooo:rsid="0133c840"/>
    </style:style>
    <style:style style:name="T83" style:family="text">
      <style:text-properties officeooo:rsid="01352eb4"/>
    </style:style>
    <style:style style:name="T84" style:family="text">
      <style:text-properties officeooo:rsid="0136ea6e"/>
    </style:style>
    <style:style style:name="T85" style:family="text">
      <style:text-properties officeooo:rsid="01389e7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8"><text:s/><text:span text:style-name="T2">40</text:span><text:span text:style-name="T49"> - Manual Update History</text:span></text:p>
          </table:table-cell>
        </table:table-row>
      </table:table>
      <text:p text:style-name="P97"/>
      <text:p text:style-name="P99"><text:span text:style-name="T85">15</text:span>.0<text:span text:style-name="T85">2</text:span>.2025 <text:span text:style-name="T76">– </text:span><text:span text:style-name="T77">Updated the manual to Bforartists 4 version 4.</text:span><text:span text:style-name="T83">3</text:span><text:span text:style-name="T77">.</text:span><text:span text:style-name="T85">3</text:span></text:p>
      <text:p text:style-name="P96">2<text:span text:style-name="T84">6</text:span>.01.2025 <text:span text:style-name="T76">– </text:span><text:span text:style-name="T77">Updated the manual to Bforartists 4 version 4.</text:span><text:span text:style-name="T83">3</text:span><text:span text:style-name="T77">.</text:span><text:span text:style-name="T84">2</text:span></text:p>
      <text:p text:style-name="P95"><text:span text:style-name="T83">12</text:span><text:span text:style-name="T77">.</text:span><text:span text:style-name="T83">12</text:span><text:span text:style-name="T77">.202</text:span><text:span text:style-name="T79">4</text:span><text:span text:style-name="T76"> – </text:span><text:span text:style-name="T77">Updated the manual to Bforartists 4 version 4.</text:span><text:span text:style-name="T83">3</text:span><text:span text:style-name="T77">.</text:span><text:span text:style-name="T83">1</text:span></text:p>
      <text:p text:style-name="P94"><text:span text:style-name="T82">27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2">1</text:span></text:p>
      <text:p text:style-name="P93"><text:span text:style-name="T81">23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1">0</text:span></text:p>
      <text:p text:style-name="P92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al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al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oft-page-break/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<text:soft-page-break/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<text:soft-page-break/>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<text:soft-page-break/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7M13S</meta:editing-duration>
    <meta:editing-cycles>283</meta:editing-cycles>
    <meta:generator>LibreOffice/24.2.5.2$Windows_X86_64 LibreOffice_project/bffef4ea93e59bebbeaf7f431bb02b1a39ee8a59</meta:generator>
    <dc:date>2025-02-15T09:40:41.794000000</dc:date>
    <meta:document-statistic meta:table-count="1" meta:image-count="1" meta:object-count="0" meta:page-count="7" meta:paragraph-count="188" meta:word-count="2581" meta:character-count="14891" meta:non-whitespace-character-count="12472"/>
    <meta:template xlink:type="simple" xlink:actuate="onRequest" xlink:title="standard1cm" xlink:href="../../../../AppData/Roaming/LibreOffice/4/user/template/standard1cm.ott" meta:date="2016-03-28T18:47:57.125000000"/>
  </office:meta>
</office:document-meta>
</file>